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999cm" table:align="center" style:shadow="none"/>
    </style:style>
    <style:style style:name="Table1.A" style:family="table-column">
      <style:table-column-properties style:column-width="6.003cm"/>
    </style:style>
    <style:style style:name="Table1.B" style:family="table-column">
      <style:table-column-properties style:column-width="3.997cm"/>
    </style:style>
    <style:style style:name="Table1.A1" style:family="table-cell">
      <style:table-cell-properties fo:background-color="#dddddd" fo:padding="0.097cm" fo:border-left="0.05pt solid #666666" fo:border-right="none" fo:border-top="0.05pt solid #666666" fo:border-bottom="0.05pt solid #666666">
        <style:background-image/>
      </style:table-cell-properties>
    </style:style>
    <style:style style:name="Table1.B1" style:family="table-cell">
      <style:table-cell-properties fo:background-color="#dddddd" fo:padding="0.097cm" fo:border="0.05pt solid #666666">
        <style:background-image/>
      </style:table-cell-properties>
    </style:style>
    <style:style style:name="Table1.A2" style:family="table-cell">
      <style:table-cell-properties fo:padding="0.097cm" fo:border-left="0.05pt solid #666666" fo:border-right="none" fo:border-top="none" fo:border-bottom="0.05pt solid #666666"/>
    </style:style>
    <style:style style:name="Table1.B2" style:family="table-cell">
      <style:table-cell-properties fo:padding="0.097cm" fo:border-left="0.05pt solid #666666" fo:border-right="0.05pt solid #666666" fo:border-top="none" fo:border-bottom="0.05pt solid #666666"/>
    </style:style>
    <style:style style:name="Table1.A3" style:family="table-cell">
      <style:table-cell-properties fo:padding="0.097cm" fo:border-left="0.05pt solid #666666" fo:border-right="none" fo:border-top="none" fo:border-bottom="0.05pt solid #666666"/>
    </style:style>
    <style:style style:name="Table1.B3" style:family="table-cell">
      <style:table-cell-properties fo:padding="0.097cm" fo:border-left="0.05pt solid #666666" fo:border-right="0.05pt solid #666666" fo:border-top="none" fo:border-bottom="0.05pt solid #666666"/>
    </style:style>
    <style:style style:name="Table1.A4" style:family="table-cell">
      <style:table-cell-properties fo:padding="0.097cm" fo:border-left="0.05pt solid #666666" fo:border-right="none" fo:border-top="none" fo:border-bottom="0.05pt solid #666666"/>
    </style:style>
    <style:style style:name="Table1.B4" style:family="table-cell">
      <style:table-cell-properties fo:padding="0.097cm" fo:border-left="0.05pt solid #666666" fo:border-right="0.05pt solid #666666" fo:border-top="none" fo:border-bottom="0.05pt solid #666666"/>
    </style:style>
    <style:style style:name="Table1.A5" style:family="table-cell">
      <style:table-cell-properties fo:padding="0.097cm" fo:border-left="0.05pt solid #666666" fo:border-right="none" fo:border-top="none" fo:border-bottom="0.05pt solid #666666"/>
    </style:style>
    <style:style style:name="Table1.B5" style:family="table-cell">
      <style:table-cell-properties fo:padding="0.097cm" fo:border-left="0.05pt solid #666666" fo:border-right="0.05pt solid #666666" fo:border-top="none" fo:border-bottom="0.05pt solid #666666"/>
    </style:style>
    <style:style style:name="Table1.A6" style:family="table-cell">
      <style:table-cell-properties fo:background-color="#dddddd" fo:padding="0.097cm" fo:border-left="0.05pt solid #666666" fo:border-right="none" fo:border-top="none" fo:border-bottom="0.05pt solid #666666">
        <style:background-image/>
      </style:table-cell-properties>
    </style:style>
    <style:style style:name="Table1.B6" style:family="table-cell">
      <style:table-cell-properties fo:background-color="#dddddd" fo:padding="0.097cm" fo:border-left="0.05pt solid #666666" fo:border-right="0.05pt solid #666666" fo:border-top="none" fo:border-bottom="0.05pt solid #666666">
        <style:background-image/>
      </style:table-cell-properties>
    </style:style>
    <style:style style:name="P1" style:family="paragraph" style:parent-style-name="Header">
      <style:paragraph-properties fo:line-height="115%" style:writing-mode="page"/>
      <style:text-properties fo:font-size="14pt" officeooo:rsid="001838e5" officeooo:paragraph-rsid="001838e5" style:font-size-asian="12.25pt" style:font-size-complex="14pt"/>
    </style:style>
    <style:style style:name="P2" style:family="paragraph" style:parent-style-name="Header">
      <style:paragraph-properties fo:line-height="115%" style:writing-mode="page"/>
      <style:text-properties fo:font-size="11pt" officeooo:rsid="001838e5" officeooo:paragraph-rsid="001838e5" style:font-size-asian="11pt" style:font-size-complex="11pt"/>
    </style:style>
    <style:style style:name="P3" style:family="paragraph" style:parent-style-name="Footer">
      <style:paragraph-properties fo:text-align="start" style:justify-single-word="false"/>
      <style:text-properties officeooo:rsid="001938d9" officeooo:paragraph-rsid="001938d9"/>
    </style:style>
    <style:style style:name="P4" style:family="paragraph" style:parent-style-name="Text_20_body">
      <style:paragraph-properties fo:text-align="center" style:justify-single-word="false"/>
      <style:text-properties officeooo:rsid="0017d296" officeooo:paragraph-rsid="0017d296"/>
    </style:style>
    <style:style style:name="P5" style:family="paragraph" style:parent-style-name="Text_20_body">
      <style:paragraph-properties fo:text-align="center" style:justify-single-word="false"/>
      <style:text-properties fo:font-size="20pt" officeooo:rsid="0017d296" officeooo:paragraph-rsid="0017d296" style:font-size-asian="17.5pt" style:font-size-complex="20pt"/>
    </style:style>
    <style:style style:name="P6" style:family="paragraph" style:parent-style-name="Text_20_body">
      <style:paragraph-properties fo:text-align="center" style:justify-single-word="false"/>
      <style:text-properties fo:font-size="16pt" officeooo:rsid="001838e5" officeooo:paragraph-rsid="001838e5" style:font-size-asian="14pt" style:font-size-complex="16pt"/>
    </style:style>
    <style:style style:name="P7" style:family="paragraph" style:parent-style-name="Title">
      <style:text-properties style:font-name="Liberation Serif" officeooo:rsid="0017d296" officeooo:paragraph-rsid="0017d296"/>
    </style:style>
    <style:style style:name="P8" style:family="paragraph" style:parent-style-name="Subtitle">
      <style:text-properties style:font-name="Liberation Serif" officeooo:rsid="0017d296" officeooo:paragraph-rsid="0017d296"/>
    </style:style>
    <style:style style:name="P9" style:family="paragraph" style:parent-style-name="Heading">
      <style:paragraph-properties>
        <style:tab-stops>
          <style:tab-stop style:position="17cm" style:type="right" style:leader-style="dotted" style:leader-text="."/>
        </style:tab-stops>
      </style:paragraph-properties>
    </style:style>
    <style:style style:name="P10" style:family="paragraph" style:parent-style-name="Title" style:master-page-name="First_20_Page">
      <style:paragraph-properties style:page-number="auto"/>
    </style:style>
    <style:style style:name="P11" style:family="paragraph" style:parent-style-name="Heading_20_1">
      <style:text-properties officeooo:rsid="002274a3" officeooo:paragraph-rsid="002274a3"/>
    </style:style>
    <style:style style:name="P12" style:family="paragraph" style:parent-style-name="Heading_20_1" style:list-style-name="">
      <style:text-properties officeooo:rsid="0023fad3" officeooo:paragraph-rsid="0023fad3"/>
    </style:style>
    <style:style style:name="P13" style:family="paragraph" style:parent-style-name="Heading_20_1">
      <style:text-properties officeooo:rsid="00247d65" officeooo:paragraph-rsid="00247d65"/>
    </style:style>
    <style:style style:name="P14" style:family="paragraph" style:parent-style-name="Heading_20_1">
      <style:text-properties officeooo:rsid="00255afe" officeooo:paragraph-rsid="00255afe"/>
    </style:style>
    <style:style style:name="P15" style:family="paragraph" style:parent-style-name="Heading_20_1">
      <style:text-properties officeooo:rsid="0025c624" officeooo:paragraph-rsid="0025c624"/>
    </style:style>
    <style:style style:name="P16" style:family="paragraph" style:parent-style-name="Heading_20_1">
      <style:paragraph-properties fo:break-before="page"/>
      <style:text-properties officeooo:rsid="0020d3a0" officeooo:paragraph-rsid="0020d3a0"/>
    </style:style>
    <style:style style:name="P17" style:family="paragraph" style:parent-style-name="Heading_20_1">
      <style:paragraph-properties fo:break-before="page"/>
      <style:text-properties officeooo:rsid="0023fad3" officeooo:paragraph-rsid="0023fad3"/>
    </style:style>
    <style:style style:name="P18" style:family="paragraph" style:parent-style-name="Text_20_body">
      <style:paragraph-properties fo:text-align="center" style:justify-single-word="false"/>
      <style:text-properties fo:font-size="20pt" style:font-size-asian="20pt" style:font-size-complex="20pt"/>
    </style:style>
    <style:style style:name="P19" style:family="paragraph" style:parent-style-name="Text_20_body">
      <style:paragraph-properties fo:text-align="center" style:justify-single-word="false"/>
      <style:text-properties officeooo:paragraph-rsid="001838e5"/>
    </style:style>
    <style:style style:name="P20" style:family="paragraph" style:parent-style-name="Text_20_body">
      <style:text-properties officeooo:paragraph-rsid="00274766"/>
    </style:style>
    <style:style style:name="P21" style:family="paragraph" style:parent-style-name="Text_20_body">
      <style:text-properties officeooo:rsid="0028d17c" officeooo:paragraph-rsid="0028d17c"/>
    </style:style>
    <style:style style:name="P22" style:family="paragraph" style:parent-style-name="Text_20_body">
      <style:text-properties officeooo:rsid="002aa0a0" officeooo:paragraph-rsid="002aa0a0"/>
    </style:style>
    <style:style style:name="P23" style:family="paragraph" style:parent-style-name="Text_20_body">
      <style:text-properties officeooo:rsid="002cca85" officeooo:paragraph-rsid="002cca85"/>
    </style:style>
    <style:style style:name="P24" style:family="paragraph" style:parent-style-name="Text_20_body">
      <style:text-properties officeooo:rsid="002d5b51" officeooo:paragraph-rsid="002d5b51"/>
    </style:style>
    <style:style style:name="P25" style:family="paragraph" style:parent-style-name="Text_20_body">
      <style:text-properties officeooo:rsid="002fd408" officeooo:paragraph-rsid="002fd408"/>
    </style:style>
    <style:style style:name="P26" style:family="paragraph" style:parent-style-name="Text_20_body">
      <style:paragraph-properties fo:text-align="center" style:justify-single-word="false"/>
      <style:text-properties fo:font-style="italic" officeooo:rsid="002fd408" officeooo:paragraph-rsid="002fd408" style:font-style-asian="italic" style:font-style-complex="italic"/>
    </style:style>
    <style:style style:name="P27" style:family="paragraph" style:parent-style-name="Text_20_body">
      <style:text-properties officeooo:rsid="003191e8" officeooo:paragraph-rsid="003191e8"/>
    </style:style>
    <style:style style:name="P28" style:family="paragraph" style:parent-style-name="Heading_20_2">
      <style:text-properties officeooo:rsid="0023fad3" officeooo:paragraph-rsid="0023fad3"/>
    </style:style>
    <style:style style:name="P29" style:family="paragraph" style:parent-style-name="Heading_20_2">
      <style:text-properties officeooo:rsid="0023fad3" officeooo:paragraph-rsid="003191e8"/>
    </style:style>
    <style:style style:name="P30" style:family="paragraph" style:parent-style-name="Heading_20_2">
      <style:text-properties officeooo:rsid="00247d65" officeooo:paragraph-rsid="00247d65"/>
    </style:style>
    <style:style style:name="P31" style:family="paragraph" style:parent-style-name="Heading_20_2">
      <style:text-properties officeooo:rsid="00255afe" officeooo:paragraph-rsid="00255afe"/>
    </style:style>
    <style:style style:name="P32" style:family="paragraph" style:parent-style-name="Heading_20_2">
      <style:text-properties officeooo:paragraph-rsid="00255afe"/>
    </style:style>
    <style:style style:name="P33" style:family="paragraph" style:parent-style-name="Heading_20_2">
      <style:text-properties officeooo:rsid="0025c624" officeooo:paragraph-rsid="0025c624"/>
    </style:style>
    <style:style style:name="P34" style:family="paragraph" style:parent-style-name="Heading_20_2">
      <style:text-properties officeooo:paragraph-rsid="0025c624"/>
    </style:style>
    <style:style style:name="P35" style:family="paragraph" style:parent-style-name="Table_20_Contents">
      <style:paragraph-properties fo:text-align="start" style:justify-single-word="false"/>
      <style:text-properties officeooo:rsid="002fd408" officeooo:paragraph-rsid="002fd408"/>
    </style:style>
    <style:style style:name="P36" style:family="paragraph" style:parent-style-name="Table_20_Contents">
      <style:paragraph-properties fo:text-align="end" style:justify-single-word="false"/>
      <style:text-properties officeooo:rsid="002fd408" officeooo:paragraph-rsid="002fd408"/>
    </style:style>
    <style:style style:name="P37" style:family="paragraph" style:parent-style-name="Table_20_Contents">
      <style:paragraph-properties fo:text-align="end" style:justify-single-word="false"/>
      <style:text-properties fo:font-weight="bold" officeooo:rsid="002fd408" officeooo:paragraph-rsid="002fd408" style:font-weight-asian="bold" style:font-weight-complex="bold"/>
    </style:style>
    <style:style style:name="P38" style:family="paragraph" style:parent-style-name="Table_20_Contents">
      <style:paragraph-properties fo:text-align="start" style:justify-single-word="false"/>
      <style:text-properties fo:font-weight="bold" officeooo:rsid="002fd408" officeooo:paragraph-rsid="002fd408" style:font-weight-asian="bold" style:font-weight-complex="bold"/>
    </style:style>
    <style:style style:name="P39" style:family="paragraph" style:parent-style-name="Table_20_Contents">
      <style:paragraph-properties fo:text-align="end" style:justify-single-word="false"/>
      <style:text-properties officeooo:rsid="003191e8" officeooo:paragraph-rsid="003191e8"/>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Heading">
      <style:paragraph-properties fo:break-before="page"/>
    </style:style>
    <style:style style:name="T1" style:family="text">
      <style:text-properties fo:font-size="16pt" officeooo:rsid="001838e5" style:font-size-asian="14pt" style:font-size-complex="16pt"/>
    </style:style>
    <style:style style:name="T2" style:family="text">
      <style:text-properties officeooo:rsid="0023fad3"/>
    </style:style>
    <style:style style:name="T3" style:family="text">
      <style:text-properties officeooo:rsid="00255afe"/>
    </style:style>
    <style:style style:name="T4" style:family="text">
      <style:text-properties officeooo:rsid="0025c62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ext_20_body"/>
      <text:p text:style-name="Text_20_body"/>
      <text:p text:style-name="P18">Klassenarbeit Nr 2</text:p>
      <text:p text:style-name="P5">Dokumentation zur schulischen Projektarbeit</text:p>
      <text:p text:style-name="P5"/>
      <text:p text:style-name="P5"/>
      <text:p text:style-name="P5"/>
      <text:p text:style-name="P5"/>
      <text:p text:style-name="P7">Apocalypse Now</text:p>
      <text:p text:style-name="P8">Entwicklung eines Hack‘n‘Slays mit der Game-Engine Unity</text:p>
      <text:p text:style-name="P5"/>
      <text:p text:style-name="P4">Abgabetermin: Freitag den 20. März 2018</text:p>
      <text:p text:style-name="P5"/>
      <text:p text:style-name="P5"/>
      <text:p text:style-name="P5"/>
      <text:p text:style-name="P6">Projektdurchführung:</text:p>
      <text:p text:style-name="P6">Ole Baehr</text:p>
      <text:p text:style-name="P19"><text:span text:style-name="T1">Jahnplatz 3, 53840 Troisdorf</text:span></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Inhaltsverzeichnis</text:p>
          </text:index-title>
          <text:p text:style-name="P9"><text:a xlink:type="simple" xlink:href="#__RefHeading___Toc168_974724359" text:style-name="Index_20_Link" text:visited-style-name="Index_20_Link">1. Einleitung<text:tab/>3</text:a></text:p>
          <text:p text:style-name="P40"><text:a xlink:type="simple" xlink:href="#__RefHeading___Toc1078_974724359" text:style-name="Index_20_Link" text:visited-style-name="Index_20_Link">1.1 Projektbeschreibung<text:tab/>3</text:a></text:p>
          <text:p text:style-name="P40"><text:a xlink:type="simple" xlink:href="#__RefHeading___Toc1080_974724359" text:style-name="Index_20_Link" text:visited-style-name="Index_20_Link">1.2 Projektziel<text:tab/>3</text:a></text:p>
          <text:p text:style-name="P40"><text:a xlink:type="simple" xlink:href="#__RefHeading___Toc1098_974724359" text:style-name="Index_20_Link" text:visited-style-name="Index_20_Link">1.3 Projektumfeld<text:tab/>3</text:a></text:p>
          <text:p text:style-name="P40"><text:a xlink:type="simple" xlink:href="#__RefHeading___Toc1100_974724359" text:style-name="Index_20_Link" text:visited-style-name="Index_20_Link">1.4 Projektbegründung<text:tab/>3</text:a></text:p>
          <text:p text:style-name="P40"><text:a xlink:type="simple" xlink:href="#__RefHeading___Toc1102_974724359" text:style-name="Index_20_Link" text:visited-style-name="Index_20_Link">1.5 Projektschnittstellen<text:tab/>3</text:a></text:p>
          <text:p text:style-name="P9"><text:a xlink:type="simple" xlink:href="#__RefHeading___Toc912_974724359" text:style-name="Index_20_Link" text:visited-style-name="Index_20_Link">2. Projektplanung<text:tab/>4</text:a></text:p>
          <text:p text:style-name="P40"><text:a xlink:type="simple" xlink:href="#__RefHeading___Toc914_974724359" text:style-name="Index_20_Link" text:visited-style-name="Index_20_Link">2.1 Projektphasen<text:tab/>4</text:a></text:p>
          <text:p text:style-name="P40"><text:a xlink:type="simple" xlink:href="#__RefHeading___Toc916_974724359" text:style-name="Index_20_Link" text:visited-style-name="Index_20_Link">2.2 Ressourcenplanung<text:tab/>4</text:a></text:p>
          <text:p text:style-name="P40"><text:a xlink:type="simple" xlink:href="#__RefHeading___Toc918_974724359" text:style-name="Index_20_Link" text:visited-style-name="Index_20_Link">2.3 Entwicklungsprozess<text:tab/>4</text:a></text:p>
          <text:p text:style-name="P9"><text:a xlink:type="simple" xlink:href="#__RefHeading___Toc1028_974724359" text:style-name="Index_20_Link" text:visited-style-name="Index_20_Link">3. Analysephase<text:tab/>4</text:a></text:p>
          <text:p text:style-name="P40"><text:a xlink:type="simple" xlink:href="#__RefHeading___Toc1030_974724359" text:style-name="Index_20_Link" text:visited-style-name="Index_20_Link">3.1 Anforderungsanalyse<text:tab/>4</text:a></text:p>
          <text:p text:style-name="P40"><text:a xlink:type="simple" xlink:href="#__RefHeading___Toc1040_974724359" text:style-name="Index_20_Link" text:visited-style-name="Index_20_Link">3.2 Lastenheft<text:tab/>4</text:a></text:p>
          <text:p text:style-name="P9"><text:a xlink:type="simple" xlink:href="#__RefHeading___Toc1042_974724359" text:style-name="Index_20_Link" text:visited-style-name="Index_20_Link">4. Entwurfsphase<text:tab/>4</text:a></text:p>
          <text:p text:style-name="P40"><text:a xlink:type="simple" xlink:href="#__RefHeading___Toc1044_974724359" text:style-name="Index_20_Link" text:visited-style-name="Index_20_Link">4.1 Zielplattform<text:tab/>4</text:a></text:p>
          <text:p text:style-name="P40"><text:a xlink:type="simple" xlink:href="#__RefHeading___Toc1046_974724359" text:style-name="Index_20_Link" text:visited-style-name="Index_20_Link">4.2 Architekturdesign<text:tab/>4</text:a></text:p>
          <text:p text:style-name="P40"><text:a xlink:type="simple" xlink:href="#__RefHeading___Toc1048_974724359" text:style-name="Index_20_Link" text:visited-style-name="Index_20_Link">4.3 Entwurf der Benutzeroberfläche<text:tab/>4</text:a></text:p>
          <text:p text:style-name="P40"><text:a xlink:type="simple" xlink:href="#__RefHeading___Toc1050_974724359" text:style-name="Index_20_Link" text:visited-style-name="Index_20_Link">4.4 Klassenplanung<text:tab/>4</text:a></text:p>
          <text:p text:style-name="P40"><text:a xlink:type="simple" xlink:href="#__RefHeading___Toc1052_974724359" text:style-name="Index_20_Link" text:visited-style-name="Index_20_Link">4.5 Geschäftslogik<text:tab/>4</text:a></text:p>
          <text:p text:style-name="P40"><text:a xlink:type="simple" xlink:href="#__RefHeading___Toc1054_974724359" text:style-name="Index_20_Link" text:visited-style-name="Index_20_Link">4.6 Pflichtenheft<text:tab/>5</text:a></text:p>
          <text:p text:style-name="P9"><text:a xlink:type="simple" xlink:href="#__RefHeading___Toc1056_974724359" text:style-name="Index_20_Link" text:visited-style-name="Index_20_Link">5. Implementierungsphase<text:tab/>5</text:a></text:p>
          <text:p text:style-name="P40"><text:a xlink:type="simple" xlink:href="#__RefHeading___Toc1058_974724359" text:style-name="Index_20_Link" text:visited-style-name="Index_20_Link">5.1 Iterationsplanung<text:tab/>5</text:a></text:p>
          <text:p text:style-name="P9"><text:a xlink:type="simple" xlink:href="#__RefHeading___Toc1060_974724359" text:style-name="Index_20_Link" text:visited-style-name="Index_20_Link">6. Dokumentation<text:tab/>5</text:a></text:p>
          <text:p text:style-name="P9"><text:a xlink:type="simple" xlink:href="#__RefHeading___Toc1062_974724359" text:style-name="Index_20_Link" text:visited-style-name="Index_20_Link">7. Fazit<text:tab/>5</text:a></text:p>
          <text:p text:style-name="P40"><text:a xlink:type="simple" xlink:href="#__RefHeading___Toc1064_974724359" text:style-name="Index_20_Link" text:visited-style-name="Index_20_Link">7.1 Soll-/Ist-Vergleich<text:tab/>5</text:a></text:p>
          <text:p text:style-name="P40"><text:a xlink:type="simple" xlink:href="#__RefHeading___Toc1066_974724359" text:style-name="Index_20_Link" text:visited-style-name="Index_20_Link">7.2 Ausblick<text:tab/>5</text:a></text:p>
          <text:p text:style-name="P9"><text:a xlink:type="simple" xlink:href="#__RefHeading___Toc1068_974724359" text:style-name="Index_20_Link" text:visited-style-name="Index_20_Link">Selbständigkeitserklärung<text:tab/>5</text:a></text:p>
        </text:index-body>
      </text:table-of-content>
      <text:h text:style-name="P11" text:outline-level="1"/>
      <text:h text:style-name="P16" text:outline-level="1"><text:bookmark-start text:name="__RefHeading___Toc168_974724359"/>1. Einleitung<text:bookmark-end text:name="__RefHeading___Toc168_974724359"/></text:h>
      <text:h text:style-name="P34" text:outline-level="2"><text:bookmark-start text:name="__RefHeading___Toc1078_974724359"/><text:span text:style-name="T2">1.1 Projektbeschreibung</text:span><text:bookmark-end text:name="__RefHeading___Toc1078_974724359"/></text:h>
      <text:p text:style-name="P20"><text:span text:style-name="T4">Für die zweite Leistungsüberprüfung im Kurs vom Lernfeld 6, Lehrer Volker Esper, im berufsschulischen Unterricht der David-Röntgen-Schule Neuwied soll eine Projektdokumentation über eine Projektarbeit erstellt werden. Außerdem soll noch eine Präsentation über dieses Projektgehalten werden. Gegenstand des Projektes von Herrn Baehr ist die Entwicklung eines Hack‘n‘Slays mit Unity. Im Folgenden trägt das Projekt den Namen ApocalypseNow.</text:span></text:p>
      <text:h text:style-name="Heading_20_2" text:outline-level="2"><text:bookmark-start text:name="__RefHeading___Toc1080_974724359"/>1.2 Projektziel<text:bookmark-end text:name="__RefHeading___Toc1080_974724359"/></text:h>
      <text:p text:style-name="P21">Ziel dieses Projektes ist die erfolgreiche Umsetzung eines Hack‘n‘Slays, das mit der Game-Engine Unity umgesetzt wird. Es bedient sich der Thematik von Werewolf: The Apocalypse. Das Kampfsystem soll auf dem Regelwerk von Werewolf: The Apocalypse basieren. Grafisch soll das Spiel an die 16-bit Grafik der frühen Spiele der Super-NES von Nintendo angelehnt sein. Der Umfang des Spiel soll in etwa der eines Browser-Flash-Spiels sein.</text:p>
      <text:h text:style-name="Heading_20_2" text:outline-level="2"><text:bookmark-start text:name="__RefHeading___Toc1098_974724359"/>1.3 Projektumfeld<text:bookmark-end text:name="__RefHeading___Toc1098_974724359"/></text:h>
      <text:p text:style-name="P22">Das Projekt wird privat von Herrn Baehr geplant und durchgeführt. Dabei werden Arbeiten auch im Unterricht der David-Roentgen-Schule durchgeführt.</text:p>
      <text:h text:style-name="Heading_20_2" text:outline-level="2"><text:bookmark-start text:name="__RefHeading___Toc1100_974724359"/>1.4 Projektbegründung<text:bookmark-end text:name="__RefHeading___Toc1100_974724359"/></text:h>
      <text:p text:style-name="P23">Aufgrund eines Beschlusses des Kurses, anstatt einer Klassenarbeit, ein Projekt durchzuführen entschied sich Herr Baehr aufgrund persönlichen Interesses für Entwicklung dieses Spiels. Hauptsächlich ging es ihm um die Simulation von Kampfhandlungen im <text:s/>Werewolf: The Apocalypse-Regelwerk in Unity.</text:p>
      <text:h text:style-name="Heading_20_2" text:outline-level="2"><text:bookmark-start text:name="__RefHeading___Toc1102_974724359"/>1.5 Projektschnittstellen<text:bookmark-end text:name="__RefHeading___Toc1102_974724359"/></text:h>
      <text:p text:style-name="P23">Das wird komplett selbständig als Standalone entwickelt werden. Lediglich wird über eine zukünftige Implementierung eines Json-Interfaces nachgedacht. Dies würde zur Speicherung von Spielständen dienen.</text:p>
      <text:h text:style-name="P12" text:outline-level="1"/>
      <text:h text:style-name="P17" text:outline-level="1"><text:bookmark-start text:name="__RefHeading___Toc912_974724359"/>2. Projektplanung<text:bookmark-end text:name="__RefHeading___Toc912_974724359"/></text:h>
      <text:p text:style-name="P24">In diesem Kapitel werden die zur Verfügung stehende Zeit sowie für das Projekt benötigte Ressourcen geplant.</text:p>
      <text:h text:style-name="Heading_20_2" text:outline-level="2">2.1 Projektphasen</text:h>
      <text:p text:style-name="P25">Zunächst wird ein Projektplan (Tabelle 1) erstellt bevor mit dem Projekt begonnen wird. Dort werden die Hauptphasen des Projektes inklusive der Anzahl der benötigten Stunden aufgeführt.</text:p>
      <text:p text:style-name="P26">Tabelle 1: Projektplanung</text:p>
      <table:table table:name="Table1" table:style-name="Table1">
        <table:table-column table:style-name="Table1.A"/>
        <table:table-column table:style-name="Table1.B"/>
        <table:table-row>
          <table:table-cell table:style-name="Table1.A1" office:value-type="string">
            <text:p text:style-name="P38">Projektphase</text:p>
          </table:table-cell>
          <table:table-cell table:style-name="Table1.B1" office:value-type="string">
            <text:p text:style-name="P37">Geplante Zeit (in h)</text:p>
          </table:table-cell>
        </table:table-row>
        <table:table-row>
          <table:table-cell table:style-name="Table1.A5" office:value-type="string">
            <text:p text:style-name="P35">Analyse</text:p>
          </table:table-cell>
          <table:table-cell table:style-name="Table1.B2" office:value-type="string">
            <text:p text:style-name="P36">1h</text:p>
          </table:table-cell>
        </table:table-row>
        <table:table-row>
          <table:table-cell table:style-name="Table1.A5" office:value-type="string">
            <text:p text:style-name="P35">Entwurf</text:p>
          </table:table-cell>
          <table:table-cell table:style-name="Table1.B3" office:value-type="string">
            <text:p text:style-name="P39">3h</text:p>
          </table:table-cell>
        </table:table-row>
        <table:table-row>
          <table:table-cell table:style-name="Table1.A5" office:value-type="string">
            <text:p text:style-name="P35">Implementierung &amp; Testen</text:p>
          </table:table-cell>
          <table:table-cell table:style-name="Table1.B4" office:value-type="string">
            <text:p text:style-name="P39">10h</text:p>
          </table:table-cell>
        </table:table-row>
        <table:table-row>
          <table:table-cell table:style-name="Table1.A5" office:value-type="string">
            <text:p text:style-name="P35">Erstellung der Dokumentation</text:p>
          </table:table-cell>
          <table:table-cell table:style-name="Table1.B5" office:value-type="string">
            <text:p text:style-name="P39">2h</text:p>
          </table:table-cell>
        </table:table-row>
        <table:table-row>
          <table:table-cell table:style-name="Table1.A6" office:value-type="string">
            <text:p text:style-name="P38">Gesamt</text:p>
          </table:table-cell>
          <table:table-cell table:style-name="Table1.B6" office:value-type="string">
            <text:p text:style-name="P36">16h</text:p>
          </table:table-cell>
        </table:table-row>
      </table:table>
      <text:h text:style-name="P29" text:outline-level="2">2.2 Ressourcenplanung</text:h>
      <text:p text:style-name="P27"><text:bookmark-start text:name="__RefHeading___Toc916_974724359"/>Im Folgenden werden sämtliche für das Projekt benötigte Hardware- und Software-Komponenten betrachtet. Hierbei wird insbesondere darauf geachtet, dass die Verwendung der Softwarekomponenten keinen Lizenzkosten nach sich zieht, damit die Projektkosten bei null gehalten werden können. Die Ressourcenplanung wird im Anhang dargestellt.<text:bookmark-end text:name="__RefHeading___Toc916_974724359"/></text:p>
      <text:h text:style-name="P28" text:outline-level="2"><text:bookmark-start text:name="__RefHeading___Toc918_974724359"/><text:soft-page-break/>2.3 Entwicklungsprozess<text:bookmark-end text:name="__RefHeading___Toc918_974724359"/></text:h>
      <text:h text:style-name="P13" text:outline-level="1"><text:bookmark-start text:name="__RefHeading___Toc1028_974724359"/>3. Analysephase<text:bookmark-end text:name="__RefHeading___Toc1028_974724359"/></text:h>
      <text:h text:style-name="P30" text:outline-level="2"><text:bookmark-start text:name="__RefHeading___Toc1030_974724359"/>3.1 Anforderungsanalyse<text:bookmark-end text:name="__RefHeading___Toc1030_974724359"/></text:h>
      <text:h text:style-name="P31" text:outline-level="2"><text:bookmark-start text:name="__RefHeading___Toc1040_974724359"/>3.2 Lastenheft<text:bookmark-end text:name="__RefHeading___Toc1040_974724359"/></text:h>
      <text:h text:style-name="P14" text:outline-level="1"><text:bookmark-start text:name="__RefHeading___Toc1042_974724359"/>4. Entwurfsphase<text:bookmark-end text:name="__RefHeading___Toc1042_974724359"/></text:h>
      <text:h text:style-name="P31" text:outline-level="2"><text:bookmark-start text:name="__RefHeading___Toc1044_974724359"/>4.1 Zielplattform<text:bookmark-end text:name="__RefHeading___Toc1044_974724359"/></text:h>
      <text:h text:style-name="P31" text:outline-level="2"><text:bookmark-start text:name="__RefHeading___Toc1046_974724359"/>4.2 Architekturdesign<text:bookmark-end text:name="__RefHeading___Toc1046_974724359"/></text:h>
      <text:h text:style-name="P31" text:outline-level="2"><text:bookmark-start text:name="__RefHeading___Toc1048_974724359"/>4.3 Entwurf der Benutzeroberfläche<text:bookmark-end text:name="__RefHeading___Toc1048_974724359"/></text:h>
      <text:h text:style-name="P32" text:outline-level="2"><text:bookmark-start text:name="__RefHeading___Toc1050_974724359"/><text:span text:style-name="T3">4.4 Klassenplanung</text:span><text:bookmark-end text:name="__RefHeading___Toc1050_974724359"/></text:h>
      <text:h text:style-name="P33" text:outline-level="2"><text:bookmark-start text:name="__RefHeading___Toc1052_974724359"/>4.5 Geschäftslogik<text:bookmark-end text:name="__RefHeading___Toc1052_974724359"/></text:h>
      <text:h text:style-name="P33" text:outline-level="2"><text:bookmark-start text:name="__RefHeading___Toc1054_974724359"/>4.6 Pflichtenheft<text:bookmark-end text:name="__RefHeading___Toc1054_974724359"/></text:h>
      <text:h text:style-name="P15" text:outline-level="1"><text:bookmark-start text:name="__RefHeading___Toc1056_974724359"/>5. Implementierungsphase<text:bookmark-end text:name="__RefHeading___Toc1056_974724359"/></text:h>
      <text:h text:style-name="P33" text:outline-level="2"><text:bookmark-start text:name="__RefHeading___Toc1058_974724359"/>5.1 Iterationsplanung<text:bookmark-end text:name="__RefHeading___Toc1058_974724359"/></text:h>
      <text:h text:style-name="P15" text:outline-level="1"><text:bookmark-start text:name="__RefHeading___Toc1060_974724359"/>6. Dokumentation<text:bookmark-end text:name="__RefHeading___Toc1060_974724359"/></text:h>
      <text:h text:style-name="P15" text:outline-level="1"><text:bookmark-start text:name="__RefHeading___Toc1062_974724359"/>7. Fazit<text:bookmark-end text:name="__RefHeading___Toc1062_974724359"/></text:h>
      <text:h text:style-name="P33" text:outline-level="2"><text:bookmark-start text:name="__RefHeading___Toc1064_974724359"/>7.1 Soll-/Ist-Vergleich<text:bookmark-end text:name="__RefHeading___Toc1064_974724359"/></text:h>
      <text:h text:style-name="P33" text:outline-level="2"><text:bookmark-start text:name="__RefHeading___Toc1066_974724359"/>7.2 Ausblick<text:bookmark-end text:name="__RefHeading___Toc1066_974724359"/></text:h>
      <text:h text:style-name="Heading_20_1" text:outline-level="1"><text:bookmark-start text:name="__RefHeading___Toc1068_974724359"/><text:span text:style-name="T4">Selbständigkeitse</text:span>rklärung<text:bookmark-end text:name="__RefHeading___Toc1068_97472435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15%" style:writing-mode="page"/>
      <style:text-properties fo:font-size="14pt" officeooo:rsid="001838e5" officeooo:paragraph-rsid="001838e5" style:font-size-asian="12.25pt" style:font-size-complex="14pt"/>
    </style:style>
    <style:style style:name="MP2" style:family="paragraph" style:parent-style-name="Header">
      <style:paragraph-properties fo:line-height="115%" style:writing-mode="page"/>
      <style:text-properties fo:font-size="11pt" officeooo:rsid="001838e5" officeooo:paragraph-rsid="001838e5" style:font-size-asian="11pt" style:font-size-complex="11pt"/>
    </style:style>
    <style:style style:name="MP3" style:family="paragraph" style:parent-style-name="Footer">
      <style:paragraph-properties fo:text-align="start" style:justify-single-word="false"/>
      <style:text-properties officeooo:rsid="001938d9" officeooo:paragraph-rsid="001938d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top="0.049cm" fo:padding-bottom="0.199cm" fo:padding-left="0.049cm" fo:padding-right="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pocalypse Now</text:p>
        <text:p text:style-name="MP2">Entwicklung eines Hack‘n‘Slays mit der Game-Engine Unity</text:p>
      </style:header>
      <style:footer>
        <text:p text:style-name="MP3">Ole Baehr<text:tab/><text:tab/><text:page-number style:num-format="1"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0:39:47.861000000</meta:creation-date>
    <dc:date>2018-03-09T00:18:24.299000000</dc:date>
    <meta:editing-duration>PT44M18S</meta:editing-duration>
    <meta:editing-cycles>10</meta:editing-cycles>
    <meta:generator>LibreOffice/5.4.5.1$Windows_X86_64 LibreOffice_project/79c9829dd5d8054ec39a82dc51cd9eff340dbee8</meta:generator>
    <meta:document-statistic meta:table-count="1" meta:image-count="0" meta:object-count="0" meta:page-count="5" meta:paragraph-count="87" meta:word-count="484" meta:character-count="3689" meta:non-whitespace-character-count="3290"/>
  </office:meta>
</office:document-meta>
</file>